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ault exampl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Vault allocations</text:p>
          </table:table-cell>
          <table:table-cell table:style-name="ce3" office:value-type="string" calcext:value-type="string">
            <text:p>Aave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Yearn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Exchange rate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ETH-USD</text:p>
          </table:table-cell>
          <table:table-cell table:style-name="ce8" office:value-type="float" office:value="1336.61" calcext:value-type="float">
            <text:p>1336.61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BTC-USD</text:p>
          </table:table-cell>
          <table:table-cell table:style-name="ce8" office:value-type="float" office:value="19730.31" calcext:value-type="float">
            <text:p>19730.31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Ratios</text:p>
          </table:table-cell>
          <table:table-cell table:style-name="ce3" office:value-type="string" calcext:value-type="string">
            <text:p>Aave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Year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TH [ETH]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TC [BTC]</text:p>
          </table:table-cell>
          <table:table-cell table:style-name="ce8" office:value-type="float" office:value="0.068" calcext:value-type="float">
            <text:p>0.068</text:p>
          </table:table-cell>
          <table:table-cell table:style-name="ce8" office:value-type="float" office:value="0.067" calcext:value-type="float">
            <text:p>0.067</text:p>
          </table:table-cell>
          <table:table-cell table:style-name="ce8" office:value-type="float" office:value="0.069" calcext:value-type="float">
            <text:p>0.0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termediate result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Ratios [USD]</text:p>
          </table:table-cell>
          <table:table-cell table:style-name="ce3" office:value-type="string" calcext:value-type="string">
            <text:p>Aave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Year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TH [USD]</text:p>
          </table:table-cell>
          <table:table-cell table:style-name="ce8" table:formula="of:=[.B11]*[.$B7]" office:value-type="float" office:value="1336.61" calcext:value-type="float">
            <text:p>1336.61</text:p>
          </table:table-cell>
          <table:table-cell table:style-name="ce8" table:formula="of:=[.C11]*[.$B7]" office:value-type="float" office:value="1336.61" calcext:value-type="float">
            <text:p>1336.61</text:p>
          </table:table-cell>
          <table:table-cell table:style-name="ce8" table:formula="of:=[.D11]*[.$B7]" office:value-type="float" office:value="1336.61" calcext:value-type="float">
            <text:p>1336.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TC [USD]</text:p>
          </table:table-cell>
          <table:table-cell table:style-name="ce8" table:formula="of:=[.B12]*[.$B8]" office:value-type="float" office:value="1341.66108" calcext:value-type="float">
            <text:p>1341.66108</text:p>
          </table:table-cell>
          <table:table-cell table:style-name="ce8" table:formula="of:=[.C12]*[.$B8]" office:value-type="float" office:value="1321.93077" calcext:value-type="float">
            <text:p>1321.93077</text:p>
          </table:table-cell>
          <table:table-cell table:style-name="ce8" table:formula="of:=[.D12]*[.$B8]" office:value-type="float" office:value="1361.39139" calcext:value-type="float">
            <text:p>1361.39139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Normalization</text:p>
          </table:table-cell>
          <table:table-cell table:style-name="ce3" office:value-type="string" calcext:value-type="string">
            <text:p>Aave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Year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SUM([.B17:.B18])" office:value-type="float" office:value="2678.27108" calcext:value-type="float">
            <text:p>2678.27108</text:p>
          </table:table-cell>
          <table:table-cell table:style-name="ce2" table:formula="of:=SUM([.C17:.C18])" office:value-type="float" office:value="2658.54077" calcext:value-type="float">
            <text:p>2658.54077</text:p>
          </table:table-cell>
          <table:table-cell table:style-name="ce2" table:formula="of:=SUM([.D17:.D18])" office:value-type="float" office:value="2698.00139" calcext:value-type="float">
            <text:p>2698.0013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posit ratio calculation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Aave</text:p>
          </table:table-cell>
          <table:table-cell table:style-name="ce3" office:value-type="string" calcext:value-type="string">
            <text:p>Idle</text:p>
          </table:table-cell>
          <table:table-cell table:style-name="ce3" office:value-type="string" calcext:value-type="string">
            <text:p>Yearn</text:p>
          </table:table-cell>
          <table:table-cell table:style-name="ce2"/>
          <table:table-cell table:style-name="ce4" office:value-type="string" calcext:value-type="string">
            <text:p>Deposi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ETH</text:p>
          </table:table-cell>
          <table:table-cell table:style-name="ce2" table:formula="of:=[.B$4]*[.B11]/[.B$21]" office:value-type="float" office:value="0.000224025119966572" calcext:value-type="float">
            <text:p>0.000224025119967</text:p>
          </table:table-cell>
          <table:table-cell table:style-name="ce2" table:formula="of:=[.C$4]*[.C11]/[.C$21]" office:value-type="float" office:value="0.000112843859076872" calcext:value-type="float">
            <text:p>0.000112843859077</text:p>
          </table:table-cell>
          <table:table-cell table:style-name="ce2" table:formula="of:=[.D$4]*[.D11]/[.D$21]" office:value-type="float" office:value="0.000037064473120972" calcext:value-type="float">
            <text:p>3.7064473120972E-05</text:p>
          </table:table-cell>
          <table:table-cell table:style-name="ce2"/>
          <table:table-cell table:style-name="ce9" table:formula="of:=SUM([.B26:.D26])" office:value-type="float" office:value="0.000373933452164416" calcext:value-type="float">
            <text:p>0.000373933452164</text:p>
          </table:table-cell>
          <table:table-cell table:style-name="ce2" table:formula="of:=[.F26]/[.F$26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TC</text:p>
          </table:table-cell>
          <table:table-cell table:style-name="ce2" table:formula="of:=[.B$4]*[.B12]/[.B$21]" office:value-type="float" office:value="0.0000152337081577269" calcext:value-type="float">
            <text:p>1.52337081577269E-05</text:p>
          </table:table-cell>
          <table:table-cell table:style-name="ce2" table:formula="of:=[.C$4]*[.C12]/[.C$21]" office:value-type="float" office:value="0.00000756053855815046" calcext:value-type="float">
            <text:p>7.56053855815046E-06</text:p>
          </table:table-cell>
          <table:table-cell table:style-name="ce2" table:formula="of:=[.D$4]*[.D12]/[.D$21]" office:value-type="float" office:value="0.00000255744864534707" calcext:value-type="float">
            <text:p>2.55744864534707E-06</text:p>
          </table:table-cell>
          <table:table-cell table:style-name="ce2"/>
          <table:table-cell table:style-name="ce9" table:formula="of:=SUM([.B27:.D27])" office:value-type="float" office:value="0.0000253516953612244" calcext:value-type="float">
            <text:p>2.53516953612244E-05</text:p>
          </table:table-cell>
          <table:table-cell table:style-name="ce2" table:formula="of:=[.F27]/[.F$26]" office:value-type="float" office:value="0.0677973452615238" calcext:value-type="float">
            <text:p>0.06779734526152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posit exampl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eposi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ETH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TC</text:p>
          </table:table-cell>
          <table:table-cell table:style-name="ce2" table:formula="of:=[.B32]*[.F27]/[.F26]" office:value-type="float" office:value="6.779734526" calcext:value-type="float">
            <text:p>6.77973452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termediate result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eposit [USD]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ETH [USD]</text:p>
          </table:table-cell>
          <table:table-cell table:style-name="ce2" table:formula="of:=[.B32]*[.B7]" office:value-type="float" office:value="133661" calcext:value-type="float">
            <text:p>13366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TC [USD]</text:p>
          </table:table-cell>
          <table:table-cell table:style-name="ce2" table:formula="of:=[.B33]*[.B8]" office:value-type="float" office:value="133766.263915683" calcext:value-type="float">
            <text:p>133766.263915683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ormalizati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table:formula="of:=SUM([.B38:.B39])" office:value-type="float" office:value="267427.2639" calcext:value-type="float">
            <text:p>267427.263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lush division calculatio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Deposit division</text:p>
          </table:table-cell>
          <table:table-cell table:style-name="ce5" office:value-type="string" calcext:value-type="string">
            <text:p>Aave</text:p>
          </table:table-cell>
          <table:table-cell table:style-name="ce5" office:value-type="string" calcext:value-type="string">
            <text:p>Idle</text:p>
          </table:table-cell>
          <table:table-cell table:style-name="ce5" office:value-type="string" calcext:value-type="string">
            <text:p>Yearn</text:p>
          </table:table-cell>
          <table:table-cell/>
          <table:table-cell table:style-name="ce6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TH</text:p>
          </table:table-cell>
          <table:table-cell table:style-name="ce9" table:formula="of:=[.$B$42]*[.B$4]*[.B11]/[.B$21]" office:value-type="float" office:value="59.9104248775296" calcext:value-type="float">
            <text:p>59.9104248775296</text:p>
          </table:table-cell>
          <table:table-cell table:style-name="ce9" table:formula="of:=[.$B$42]*[.C$4]*[.C11]/[.C$21]" office:value-type="float" office:value="30.1775244808452" calcext:value-type="float">
            <text:p>30.1775244808452</text:p>
          </table:table-cell>
          <table:table-cell table:style-name="ce9" table:formula="of:=[.$B$42]*[.D$4]*[.D11]/[.D$21]" office:value-type="float" office:value="9.91205063463663" calcext:value-type="float">
            <text:p>9.91205063463663</text:p>
          </table:table-cell>
          <table:table-cell/>
          <table:table-cell table:style-name="ce7" table:formula="of:=SUM([.B47:.D47])" office:value-type="float" office:value="99.9999999930114" calcext:value-type="float">
            <text:p>99.99999999301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TC</text:p>
          </table:table-cell>
          <table:table-cell table:style-name="ce9" table:formula="of:=[.$B$42]*[.B$4]*[.B12]/[.B$21]" office:value-type="float" office:value="4.07390889167201" calcext:value-type="float">
            <text:p>4.07390889167201</text:p>
          </table:table-cell>
          <table:table-cell table:style-name="ce9" table:formula="of:=[.$B$42]*[.C$4]*[.C12]/[.C$21]" office:value-type="float" office:value="2.02189414021663" calcext:value-type="float">
            <text:p>2.02189414021663</text:p>
          </table:table-cell>
          <table:table-cell table:style-name="ce9" table:formula="of:=[.$B$42]*[.D$4]*[.D12]/[.D$21]" office:value-type="float" office:value="0.683931493789927" calcext:value-type="float">
            <text:p>0.683931493789927</text:p>
          </table:table-cell>
          <table:table-cell/>
          <table:table-cell table:style-name="ce7" table:formula="of:=SUM([.B48:.D48])" office:value-type="float" office:value="6.77973452567857" calcext:value-type="float">
            <text:p>6.779734525678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Ratios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ce7" table:formula="of:=[.B47]/[.B$47]" office:value-type="float" office:value="1" calcext:value-type="float">
            <text:p>1</text:p>
          </table:table-cell>
          <table:table-cell table:style-name="ce7" table:formula="of:=[.C47]/[.C$47]" office:value-type="float" office:value="1" calcext:value-type="float">
            <text:p>1</text:p>
          </table:table-cell>
          <table:table-cell table:style-name="ce7" table:formula="of:=[.D47]/[.D$4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table:formula="of:=[.B48]/[.B$47]" office:value-type="float" office:value="0.068" calcext:value-type="float">
            <text:p>0.068</text:p>
          </table:table-cell>
          <table:table-cell table:style-name="ce7" table:formula="of:=[.C48]/[.C$47]" office:value-type="float" office:value="0.067" calcext:value-type="float">
            <text:p>0.067</text:p>
          </table:table-cell>
          <table:table-cell table:style-name="ce7" table:formula="of:=[.D48]/[.D$47]" office:value-type="float" office:value="0.069" calcext:value-type="float">
            <text:p>0.0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Allocation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ce7" table:formula="of:=([.B47]*[.$B7]+[.B48]*[.$B8])/[.$B$42]" office:value-type="float" office:value="0.6" calcext:value-type="float">
            <text:p>0.6</text:p>
          </table:table-cell>
          <table:table-cell table:style-name="ce7" table:formula="of:=([.C47]*[.$B7]+[.C48]*[.$B8])/[.$B$42]" office:value-type="float" office:value="0.3" calcext:value-type="float">
            <text:p>0.3</text:p>
          </table:table-cell>
          <table:table-cell table:style-name="ce7" table:formula="of:=([.D47]*[.$B7]+[.D48]*[.$B8])/[.$B$42]" office:value-type="float" office:value="0.1" calcext:value-type="float">
            <text:p>0.1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